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5pt" officeooo:rsid="00007219" officeooo:paragraph-rsid="0002ac93" style:font-size-asian="15pt" style:font-size-complex="15pt"/>
    </style:style>
    <style:style style:name="P2" style:family="paragraph" style:parent-style-name="Standard">
      <style:paragraph-properties fo:text-align="center" style:justify-single-word="false"/>
      <style:text-properties style:font-name="Arial" fo:font-size="40pt" officeooo:rsid="00007219" officeooo:paragraph-rsid="0002ac93" style:font-size-asian="40pt" style:font-size-complex="40pt"/>
    </style:style>
    <style:style style:name="P3" style:family="paragraph" style:parent-style-name="Standard">
      <style:paragraph-properties fo:text-align="center" style:justify-single-word="false"/>
      <style:text-properties style:font-name="Arial" fo:font-size="20pt" officeooo:rsid="00007219" officeooo:paragraph-rsid="0002ac93" style:font-size-asian="20pt" style:font-size-complex="20pt"/>
    </style:style>
    <style:style style:name="P4" style:family="paragraph" style:parent-style-name="Standard">
      <style:paragraph-properties fo:text-align="center" style:justify-single-word="false"/>
      <style:text-properties style:font-name="Arial" fo:font-size="10pt" officeooo:rsid="00007219" officeooo:paragraph-rsid="0002ac93" style:font-size-asian="8.75pt" style:font-size-complex="10pt"/>
    </style:style>
    <style:style style:name="P5" style:family="paragraph" style:parent-style-name="Standard">
      <style:paragraph-properties fo:text-align="start" style:justify-single-word="false"/>
      <style:text-properties style:font-name="Arial" fo:font-size="12pt" fo:font-weight="bold" officeooo:rsid="00007219" officeooo:paragraph-rsid="0002ac93" style:font-size-asian="10.5pt" style:font-weight-asian="bold" style:font-size-complex="12pt" style:font-weight-complex="bold"/>
    </style:style>
    <style:style style:name="P6" style:family="paragraph" style:parent-style-name="Standard">
      <style:paragraph-properties fo:text-align="start" style:justify-single-word="false" fo:break-before="page"/>
      <style:text-properties style:font-name="Arial" fo:font-size="12pt" fo:font-weight="bold" officeooo:rsid="00007219" officeooo:paragraph-rsid="0002ac93"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fo:font-weight="bold" officeooo:rsid="0002ac93" officeooo:paragraph-rsid="0002ac93"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style="normal" fo:font-weight="normal" officeooo:rsid="00007219" officeooo:paragraph-rsid="0002ac9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italic" fo:font-weight="normal" officeooo:rsid="00007219" officeooo:paragraph-rsid="0002ac93"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Arial" fo:font-size="12pt" fo:font-weight="normal" officeooo:rsid="00007219" officeooo:paragraph-rsid="0002ac9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bold" officeooo:rsid="00007219" officeooo:paragraph-rsid="0002ac93"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rial" fo:font-size="12pt" fo:font-style="italic" fo:font-weight="bold" officeooo:rsid="00007219" officeooo:paragraph-rsid="0002ac93" style:font-size-asian="10.5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style:font-name="Arial" fo:font-size="12pt" fo:font-style="italic" fo:font-weight="bold" officeooo:rsid="0009d9cc" officeooo:paragraph-rsid="0009d9cc" style:font-size-asian="10.5pt" style:font-style-asian="italic" style:font-weight-asian="bold" style:font-size-complex="12pt" style:font-style-complex="italic" style:font-weight-complex="bold"/>
    </style:style>
    <style:style style:name="T1" style:family="text">
      <style:text-properties officeooo:rsid="0002ac93"/>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809ad" style:font-style-asian="italic" style:font-weight-asian="normal" style:font-style-complex="italic" style:font-weight-complex="normal"/>
    </style:style>
    <style:style style:name="T4" style:family="text">
      <style:text-properties officeooo:rsid="00060f19"/>
    </style:style>
    <style:style style:name="T5" style:family="text">
      <style:text-properties fo:font-weight="bold" style:font-weight-asian="bold" style:font-weight-complex="bold"/>
    </style:style>
    <style:style style:name="T6" style:family="text">
      <style:text-properties fo:font-weight="bold" officeooo:rsid="00060f19" style:font-weight-asian="bold" style:font-weight-complex="bold"/>
    </style:style>
    <style:style style:name="T7" style:family="text">
      <style:text-properties fo:font-weight="bold" officeooo:rsid="000809ad" style:font-weight-asian="bold" style:font-weight-complex="bold"/>
    </style:style>
    <style:style style:name="T8" style:family="text">
      <style:text-properties officeooo:rsid="000809ad"/>
    </style:style>
    <style:style style:name="T9" style:family="text">
      <style:text-properties fo:font-weight="normal" officeooo:rsid="000809a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nfant</text:p>
      <text:p text:style-name="P3">Cahier des Charges</text:p>
      <text:p text:style-name="P4"/>
      <text:p text:style-name="P1">Chapitre <text:span text:style-name="T1">2</text:span> : <text:span text:style-name="T1">Secrets Enfouis</text:span></text:p>
      <text:p text:style-name="P1"/>
      <text:p text:style-name="P5">Scène 1 : La Bibliothèque Locale</text:p>
      <text:p text:style-name="P8"><text:tab/><text:span text:style-name="T6">Résumé : </text:span>Sarah visite la petite bibliothèque du village à la recherche d'indices. Elle découvre des vieux manuscrits et des journaux de voyage qui font référence à L'Enfant.</text:p>
      <text:p text:style-name="P5"/>
      <text:p text:style-name="P5"><text:tab/><text:span text:style-name="T4">Description : </text:span><text:span text:style-name="T2">Sarah entre dans la petite bibliothèque du village, une pièce étroite et sombre qui semble figée dans le temps. Le parquet grince sous ses pas, créant un son sinistre à chaque mouvement. Les rayons en bois sombre sont chargés de livres empoussiérés, et une légère odeur de vieux parchemins flotte dans l'air.</text:span></text:p>
      <text:p text:style-name="P9"/>
      <text:p text:style-name="P9">Au fond de la pièce, près d'une fenêtre ornée de rideaux en dentelle vieillis, une vieille bibliothécaire, Mme. Turner, est assise derrière un bureau encombré de piles de livres et de papiers jaunis. Elle lève les yeux de ses lunettes épaisses lorsqu'elle entend Sarah entrer.</text:p>
      <text:p text:style-name="P9"/>
      <text:p text:style-name="P9"><text:span text:style-name="T5">Mme. Turner (d'une voix éraillée) :</text:span> Bonjour, mademoiselle. Que puis-je faire pour vous ?</text:p>
      <text:p text:style-name="P9"/>
      <text:p text:style-name="P9">Sarah s'approche du comptoir, s'éclaircit la gorge et esquisse un sourire aimable.</text:p>
      <text:p text:style-name="P9"/>
      <text:p text:style-name="P9"><text:span text:style-name="T5">Sarah (avec curiosité) :</text:span> Bonjour, je suis Sarah Walker, une écrivaine de passage. J'ai entendu dire que votre bibliothèque conserve de vieux manuscrits et des journaux anciens. Je suis à la recherche d'informations sur une vieille légende locale, "L'Enfant". Auriez-vous quelque chose qui pourrait m'aider ?</text:p>
      <text:p text:style-name="P9"/>
      <text:p text:style-name="P9">Mme. Turner ajuste ses lunettes, scrutant Sarah avec méfiance.</text:p>
      <text:p text:style-name="P9"/>
      <text:p text:style-name="P9"><text:span text:style-name="T5">Mme. Turner (d'une voix basse et craintive) :</text:span> "L'Enfant", dites-vous ? Une bien sombre histoire que vous cherchez là. Nous avons quelques documents, mais... la plupart des villageois préfèrent ne pas s'en souvenir. (son soupir est presque un murmure dans la pièce silencieuse)</text:p>
      <text:p text:style-name="P9"/>
      <text:p text:style-name="P9">Sarah observe les étagères poussiéreuses, repérant des titres de livres poussiéreux sur les légendes locales et les mystères du village.</text:p>
      <text:p text:style-name="P9"/>
      <text:p text:style-name="P9">Alors qu'elle explore les étagères, son doigt glisse sur la tranche d'un vieux livre en cuir. Elle le retire doucement de l'étagère et souffle délicatement sur la poussière qui le recouvre, créant un petit tourbillon de particules dans la lumière tamisée.</text:p>
      <text:p text:style-name="P9"/>
      <text:p text:style-name="P9">Sarah pose le livre sur le comptoir devant Mme. Turner.</text:p>
      <text:p text:style-name="P9"/>
      <text:p text:style-name="P9"><text:span text:style-name="T5">Sarah (avec enthousiasme) :</text:span> Pourriez-vous me permettre de consulter ce livre ? Il semble contenir des informations sur L'Enfant. Je promets d'en prendre grand soin.</text:p>
      <text:p text:style-name="P10"/>
      <text:p text:style-name="P10"/>
      <text:p text:style-name="P9"><text:soft-page-break/>Mme. Turner observe Sarah avec une lueur d'incertitude dans les yeux, puis finit par acquiescer d'un hochement de tête résigné.</text:p>
      <text:p text:style-name="P9"/>
      <text:p text:style-name="P9"><text:span text:style-name="T5">Mme. Turner (d'une voix hésitante) :</text:span> D'accord, mademoiselle. Vous semblez sincèrement intéressée. Mais n'oubliez pas que certaines choses sont préférables de rester cachées.</text:p>
      <text:p text:style-name="P9"/>
      <text:p text:style-name="P9">Sarah acquiesce avec respect, son attention fixée sur le livre ancien posé devant elle. Elle s'assoit à une table en bois ébréchée, éclairée par une vieille lampe à huile, et commence à feuilleter le livre, plongeant ainsi plus profondément dans le mystère de L'Enfant.</text:p>
      <text:p text:style-name="P6">Scène 2 : Le Vieil Homme et ses Histoires</text:p>
      <text:p text:style-name="P8"><text:tab/><text:span text:style-name="T7">Résumé : </text:span>Sarah discute avec un vieil homme assis sur un banc. Il lui raconte des contes anciens de L'Enfant et de la malédiction, tout en regardant la forêt avec méfiance.</text:p>
      <text:p text:style-name="P8"/>
      <text:p text:style-name="P5"><text:tab/><text:span text:style-name="T8">Description : </text:span><text:span text:style-name="T3">Sarah quitte la bibliothèque du village, encore plongée dans ses pensées après avoir découvert quelques indices sur "L'Enfant". Elle marche le long d'une petite rue pavée, les nuages gris suspendus dans le ciel donnant une ambiance mystérieuse au village. La brise légère fait tinter doucement les cloches d'une église lointaine.</text:span></text:p>
      <text:p text:style-name="P12"><text:span text:style-name="T9"/></text:p>
      <text:p text:style-name="P12"><text:span text:style-name="T9">Au bout de la rue, elle aperçoit un vieil homme assis sur un banc en bois défraîchi. Il porte un chapeau en toile cirée qui dissimule une partie de son visage ridé. Il semble perdu dans ses pensées, regardant fixement la forêt en contrebas.</text:span></text:p>
      <text:p text:style-name="P12"><text:span text:style-name="T9"/></text:p>
      <text:p text:style-name="P12"><text:span text:style-name="T9">Sarah s'approche doucement, le bruit de ses pas sur les pavés semblant résonner plus fort dans le silence du village. Elle s'assoit à côté de l'homme sans déranger son silence. Après un moment, l'homme tourne lentement la tête vers elle, et leurs regards se croisent.</text:span></text:p>
      <text:p text:style-name="P12"><text:span text:style-name="T9"/></text:p>
      <text:p text:style-name="P12"><text:span text:style-name="T9">Le vieux homme a des yeux d'un bleu intense, des yeux qui semblent avoir vu des siècles de secrets et de mystères. Un sourire chaleureux étire ses lèvres parcheminées.</text:span></text:p>
      <text:p text:style-name="P5"><text:span text:style-name="T9"/></text:p>
      <text:p text:style-name="P5"><text:span text:style-name="T8">Vieil Homme (avec un sourire bienveillant) :</text:span><text:span text:style-name="T9"> Bonjour, jeune étrangère. Vous avez un regard qui en dit long. Vous cherchez quelque chose, n'est-ce pas ? (Le ton de sa voix est profond et apaisant, avec un timbre presque mystique.)</text:span></text:p>
      <text:p text:style-name="P5"><text:span text:style-name="T9"/></text:p>
      <text:p text:style-name="P5"><text:span text:style-name="T8">Sarah (avec un sourire respectueux) :</text:span><text:span text:style-name="T9"> Bonjour, monsieur. Oui, je cherche des réponses sur "L'Enfant". J'ai entendu dire qu'il y avait des histoires à découvrir ici. (Sarah est curieuse et désireuse d'entendre ce que le vieil homme a à raconter.)</text:span></text:p>
      <text:p text:style-name="P5"><text:span text:style-name="T9"/></text:p>
      <text:p text:style-name="P13"><text:span text:style-name="T9">L'homme fixe de nouveau la forêt et soupire profondément. Le vent fait doucement onduler les feuilles des arbres, créant un murmure apaisant.</text:span></text:p>
      <text:p text:style-name="P5"><text:span text:style-name="T9"/></text:p>
      <text:p text:style-name="P5"><text:span text:style-name="T8">Vieil Homme (d'une voix calme, mélancolique) :</text:span><text:span text:style-name="T9"> "L'Enfant"... Ah, c'est une histoire ancienne, pleine de mystères et de tourments. (Il hésite un moment, comme s'il cherchait ses mots.) Vous voulez vraiment en entendre parler ?</text:span></text:p>
      <text:p text:style-name="P5"><text:span text:style-name="T9"/></text:p>
      <text:p text:style-name="P5"><text:span text:style-name="T8">Sarah (avec détermination) :</text:span><text:span text:style-name="T9"> Oui, s'il vous plaît. Je suis là pour découvrir la vérité, quelle qu'elle soit. (Elle regarde le vieil homme avec respect et impatience.)</text:span></text:p>
      <text:p text:style-name="P5"><text:span text:style-name="T9"/></text:p>
      <text:p text:style-name="P5"><text:span text:style-name="T8">Vieil Homme (fermant les yeux un instant) :</text:span><text:span text:style-name="T9"> Alors, écoutez bien... (Il commence à raconter, et sa voix devient une mélodie hypnotique qui plonge Sarah dans un monde d'ombres et de mystères. Le vent souffle doucement, accentuant l'atmosphère mystique de la scène.)</text:span></text:p>
      <text:p text:style-name="P6">Scène 3 : Les Symboles Mystérieux</text:p>
      <text:p text:style-name="P8">Sarah remarque des symboles mystérieux gravés sur une vieille pierre tombale du cimetière du village. Elle prend des croquis et des photos pour plus tard.</text:p>
      <text:p text:style-name="P7"/>
      <text:p text:style-name="P5"/>
      <text:p text:style-name="P6"><text:span text:style-name="T1">S</text:span>cène 4 : La Rencontre avec Mary</text:p>
      <text:p text:style-name="P8">Sarah fait la connaissance de Mary, une villageoise âgée. Mary confie à Sarah une boîte contenant des lettres écrites par son grand-père, un témoin de la malédiction.</text:p>
      <text:p text:style-name="P5"/>
      <text:p text:style-name="P5"/>
      <text:p text:style-name="P6">Scène 5 : L'Auberge d'Elias</text:p>
      <text:p text:style-name="P8">Sarah retourne à l'auberge d'Elias pour discuter de ses découvertes. Elias lui révèle qu'un ancien rituel avait lieu dans la forêt interdite, mais il reste vague sur les détails.</text:p>
      <text:p text:style-name="P5"/>
      <text:p text:style-name="P5"/>
      <text:p text:style-name="P6">Scène 6 : Le Cabinet du Maire</text:p>
      <text:p text:style-name="P8">Sarah obtient une audience avec le maire du village. Elle tente de lui poser des questions sur L'Enfant, mais il se montre réticent et la prie de ne pas s'immiscer dans les affaires du village.</text:p>
      <text:p text:style-name="P5"/>
      <text:p text:style-name="P5"/>
      <text:p text:style-name="P6">Scène 7 : Les Souvenirs de Mary</text:p>
      <text:p text:style-name="P8">Sarah aide Mary à ranger sa maison et découvre d'anciennes photos de famille. Parmi elles, une image intrigante d'un groupe de villageois dans la forêt interdite.</text:p>
      <text:p text:style-name="P5"/>
      <text:p text:style-name="P5"/>
      <text:p text:style-name="P6">Scène 8 : Les Contes de l'Aïeule</text:p>
      <text:p text:style-name="P8">Sarah rend visite à l'aïeule du village, une femme sage et mystique. L'aïeule partage des légendes orales sur L'Enfant et les esprits de la forêt.</text:p>
      <text:p text:style-name="P5"/>
      <text:p text:style-name="P5"/>
      <text:p text:style-name="P6">Scène 9 : Les Livres Anciens</text:p>
      <text:p text:style-name="P8">Sarah fouille une étagère de livres anciens dans la maison de Mary. Elle tombe sur un ouvrage poussiéreux qui décrit un rituel qui serait lié à L'Enfant.</text:p>
      <text:p text:style-name="P5"/>
      <text:p text:style-name="P5"/>
      <text:p text:style-name="P6">Scène 10 : La Porte Scellée</text:p>
      <text:p text:style-name="P8">Sarah découvre une porte cachée dans la cave de l'auberge d'Elias. Elle est verrouillée par une serrure complexe. Elle décide de trouver un moyen de l'ouvrir.</text:p>
      <text:p text:style-name="P5"/>
      <text:p text:style-name="P5"/>
      <text:p text:style-name="P6">Scène 11 : Les Cauchemars de Sarah</text:p>
      <text:p text:style-name="P8">Sarah commence à faire des cauchemars où elle est poursuivie par une silhouette sombre, l'enfant. Les cauchemars ajoutent à son sentiment d'urgence pour résoudre le mystère.</text:p>
      <text:p text:style-name="P5"/>
      <text:p text:style-name="P5"/>
      <text:p text:style-name="P6">Scène 12 : La Peinture Oubliée</text:p>
      <text:p text:style-name="P8">Sarah trouve une vieille peinture dans une maison abandonnée. La peinture représente une scène de rituel avec des villageois autour d'un feu, des symboles mystiques et L'Enfant au centre.</text:p>
      <text:p text:style-name="P5"/>
      <text:p text:style-name="P5"/>
      <text:p text:style-name="P6">Scène 13 : Les Inscriptions dans la Forêt</text:p>
      <text:p text:style-name="P8">Sarah retourne dans la forêt interdite et découvre des inscriptions runiques étranges sur les arbres. Elle utilise son carnet pour noter les symboles.</text:p>
      <text:p text:style-name="P5"/>
      <text:p text:style-name="P5"/>
      <text:p text:style-name="P6">Scène 14 : La Visite au Cimetière</text:p>
      <text:p text:style-name="P8">Sarah retourne au cimetière pour enquêter sur les symboles gravés sur la pierre tombale. Elle trouve une pierre tombale spécifique avec un nom qui ressort : "Le Gardien".</text:p>
      <text:p text:style-name="P5"/>
      <text:p text:style-name="P5"/>
      <text:p text:style-name="P6">Scène 15 : La Salle des Archives</text:p>
      <text:p text:style-name="P8">Sarah visite la salle des archives de la mairie, où elle découvre des documents officiels sur des événements étranges liés à L'Enfant. C'est là qu'elle apprend qu'une ancienne malédiction affecte le vill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05T17:39:19.935000000</dc:date>
    <meta:editing-duration>PT1H21M30S</meta:editing-duration>
    <meta:editing-cycles>5</meta:editing-cycles>
    <meta:generator>LibreOffice/7.4.3.2$Windows_X86_64 LibreOffice_project/1048a8393ae2eeec98dff31b5c133c5f1d08b890</meta:generator>
    <meta:document-statistic meta:table-count="0" meta:image-count="0" meta:object-count="0" meta:page-count="16" meta:paragraph-count="57" meta:word-count="1308" meta:character-count="7959" meta:non-whitespace-character-count="6704"/>
  </office:meta>
</office:document-meta>
</file>